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897b" officeooo:paragraph-rsid="000c897b"/>
    </style:style>
    <style:style style:name="P2" style:family="paragraph" style:parent-style-name="Preformatted_20_Text" style:list-style-name="L1">
      <style:text-properties officeooo:rsid="000c897b" officeooo:paragraph-rsid="000c897b"/>
    </style:style>
    <style:style style:name="P3" style:family="paragraph" style:parent-style-name="Preformatted_20_Text">
      <style:paragraph-properties fo:text-align="center" style:justify-single-word="false"/>
      <style:text-properties officeooo:rsid="000e0ce6" officeooo:paragraph-rsid="000e0ce6"/>
    </style:style>
    <style:style style:name="P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0e0ce6" officeooo:paragraph-rsid="000e0ce6"/>
    </style:style>
    <style:style style:name="P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0efe48" officeooo:paragraph-rsid="000efe48"/>
    </style:style>
    <style:style style:name="P6" style:family="paragraph" style:parent-style-name="Preformatted_20_Text">
      <style:paragraph-properties fo:text-align="start" style:justify-single-word="false"/>
      <style:text-properties style:text-underline-style="none" officeooo:rsid="000e0ce6" officeooo:paragraph-rsid="000e0ce6"/>
    </style:style>
    <style:style style:name="P7" style:family="paragraph" style:parent-style-name="Preformatted_20_Text">
      <style:paragraph-properties fo:text-align="start" style:justify-single-word="false"/>
      <style:text-properties style:text-underline-style="none" officeooo:rsid="000e0ce6" officeooo:paragraph-rsid="000efe48"/>
    </style:style>
    <style:style style:name="P8" style:family="paragraph" style:parent-style-name="Preformatted_20_Text">
      <style:paragraph-properties fo:text-align="start" style:justify-single-word="false"/>
      <style:text-properties style:text-underline-style="none" officeooo:rsid="000efe48" officeooo:paragraph-rsid="000efe48"/>
    </style:style>
    <style:style style:name="P9" style:family="paragraph" style:parent-style-name="Preformatted_20_Text">
      <style:paragraph-properties fo:text-align="start" style:justify-single-word="false"/>
      <style:text-properties style:text-underline-style="none" officeooo:rsid="000fe9ad" officeooo:paragraph-rsid="000fe9ad"/>
    </style:style>
    <style:style style:name="T1" style:family="text">
      <style:text-properties officeooo:rsid="000c897b"/>
    </style:style>
    <style:style style:name="T2" style:family="text">
      <style:text-properties officeooo:rsid="000e0ce6"/>
    </style:style>
    <style:style style:name="T3" style:family="text">
      <style:text-properties officeooo:rsid="000efe48"/>
    </style:style>
    <style:style style:name="T4" style:family="text">
      <style:text-properties officeooo:rsid="000fe9ad"/>
    </style:style>
    <style:style style:name="T5" style:family="text">
      <style:text-properties officeooo:rsid="00121c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ing Application <text:span text:style-name="T2">Documentation</text:span></text:p>
      <text:p text:style-name="P1"/>
      <text:p text:style-name="P1"/>
      <text:p text:style-name="P1">Implemented features:</text:p>
      <text:list xml:id="list6276862350419551823" text:style-name="L1">
        <text:list-item>
          <text:p text:style-name="P2">Schedule Creation by Principal</text:p>
        </text:list-item>
        <text:list-item>
          <text:p text:style-name="P2">Ability for anyone to request a room</text:p>
        </text:list-item>
        <text:list-item>
          <text:p text:style-name="P2">Ability for Principal to approve requests and resolve conflicting requests</text:p>
        </text:list-item>
      </text:list>
      <text:p text:style-name="P1"/>
      <text:p text:style-name="P1"/>
      <text:p text:style-name="P1"/>
      <text:p text:style-name="P1"/>
      <text:p text:style-name="P3">Feature Use Instructions</text:p>
      <text:p text:style-name="P3"/>
      <text:p text:style-name="P3"/>
      <text:p text:style-name="P4"><text:span text:style-name="T5">1. Schedule Creation by Principal</text:span></text:p>
      <text:p text:style-name="P4"/>
      <text:p text:style-name="P6">Step 1: To Start the application the principal opens a command prompt in the root folder of the project and runs the command:</text:p>
      <text:p text:style-name="P6">java -jar RunnableApplication.jar</text:p>
      <text:p text:style-name="P6"/>
      <text:p text:style-name="P6">Step 2: Select the option “I’m the principal” to begin application <text:s/></text:p>
      <text:p text:style-name="P6"/>
      <text:p text:style-name="P6">Step 3: Select the ‘Define Rooms’ to add a new room which will be available for stakeholders to book</text:p>
      <text:p text:style-name="P6"/>
      <text:p text:style-name="P6">Step 4: Once rooms are defined, select the ‘Create Availabilities’ tab to define when each room is available to be booked.</text:p>
      <text:p text:style-name="P6"/>
      <text:p text:style-name="P6">Other Notes: You may remove a room under the ‘Define Rooms’ tab, and remove availabilities under the ‘Cancel Availabilities’ tab. <text:span text:style-name="T3">At any time the availabilities of any room can be viewed under the ‘Calendar’ tab. </text:span></text:p>
      <text:p text:style-name="P6"/>
      <text:p text:style-name="P6"/>
      <text:p text:style-name="P6"/>
      <text:p text:style-name="P4"><text:span text:style-name="T5">2. Ability for anyone to request a room</text:span></text:p>
      <text:p text:style-name="P6"/>
      <text:p text:style-name="P6">Step 1: To Start the application the user opens a command prompt in the root folder of the project and runs the command:</text:p>
      <text:p text:style-name="P6">java -jar RunnableApplication.jar</text:p>
      <text:p text:style-name="P6"/>
      <text:p text:style-name="P6">Step 2: The user enters their name and email address, and select the “Log in” button</text:p>
      <text:p text:style-name="P6"/>
      <text:p text:style-name="P7">Step 3: <text:span text:style-name="T3">The user selects the ‘Calendar’ tab, to browse the available rooms and the times they are available.</text:span></text:p>
      <text:p text:style-name="P7"/>
      <text:p text:style-name="P7"><text:span text:style-name="T3">Step 4: The user selects the ‘Create a Request’ tab to create their requested</text:span></text:p>
      <text:p text:style-name="P7"/>
      <text:p text:style-name="P8">Step 5: The user enters information for the event, including it’s description and the number of times requested</text:p>
      <text:p text:style-name="P8"/>
      <text:p text:style-name="P8">Step 6: The user enters in a list of alternatives times for the event, ranked in order of preference.</text:p>
      <text:p text:style-name="P8"/>
      <text:p text:style-name="P8">Step 7: The user selects the ‘submit’ button</text:p>
      <text:p text:style-name="P8"/>
      <text:p text:style-name="P8">Other Notes: In the final version of this application, the user will receive an email notification once the request is decided, however this is not currently implemented. </text:p>
      <text:p text:style-name="P6"><text:soft-page-break/></text:p>
      <text:p text:style-name="P5"><text:span text:style-name="T5">3. </text:span>A<text:span text:style-name="T1">bility for Principal to approve requests and resolve conflicting requests</text:span></text:p>
      <text:p text:style-name="P8"/>
      <text:p text:style-name="P7">Step 1: To Start the application the principal opens a command prompt in the root folder of the project and runs the command:</text:p>
      <text:p text:style-name="P7">java -jar RunnableApplication.jar</text:p>
      <text:p text:style-name="P7"/>
      <text:p text:style-name="P7">Step 2: Select the option “I’m the principal” to begin application <text:s/></text:p>
      <text:p text:style-name="P7"/>
      <text:p text:style-name="P8">Step 3: Select the ‘<text:span text:style-name="T4">Approve Requests’. This will present the principal with a list of the current requests, and how many time slots each request is for, and a list of time slot options.</text:span></text:p>
      <text:p text:style-name="P8"/>
      <text:p text:style-name="P9">Step 4: One at a time, the principal selects a requested time slot and selects ‘Approve’. If the principal approves a time slot which conflicts with a time slot in another request which hasn’t been approved, that option is removed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0:19:21.054491206</dc:date>
    <meta:editing-duration>PT19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426" meta:character-count="2528" meta:non-whitespace-character-count="2128"/>
  </office:meta>
</office:document-meta>
</file>